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3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Voda</text:p>
          </table:table-cell>
          <table:table-cell/>
          <table:table-cell table:style-name="Default"/>
          <table:table-cell table:style-name="ce2" office:value-type="string" table:number-columns-spanned="5" table:number-rows-spanned="1">
            <text:p>Kontaktní úhel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ěření</text:p>
          </table:table-cell>
          <table:table-cell office:value-type="string">
            <text:p>Voda</text:p>
          </table:table-cell>
          <table:table-cell office:value-type="string">
            <text:p>Glycerol</text:p>
          </table:table-cell>
          <table:table-cell office:value-type="string">
            <text:p>Ethylen glykol</text:p>
          </table:table-cell>
          <table:table-cell office:value-type="string">
            <text:p>Dijodometan</text:p>
          </table:table-cell>
          <table:table-cell office:value-type="string">
            <text:p>a-bromonaphthale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8.377">
            <text:p>28,377</text:p>
          </table:table-cell>
          <table:table-cell office:value-type="float" office:value="23.001">
            <text:p>23,001</text:p>
          </table:table-cell>
          <table:table-cell table:style-name="ce3" office:value-type="string">
            <text:p>7,976</text:p>
          </table:table-cell>
          <table:table-cell office:value-type="float" office:value="49.045">
            <text:p>49,045</text:p>
          </table:table-cell>
          <table:table-cell office:value-type="float" office:value="31.598">
            <text:p>31,5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8.6">
            <text:p>28,6</text:p>
          </table:table-cell>
          <table:table-cell office:value-type="float" office:value="21.506">
            <text:p>21,506</text:p>
          </table:table-cell>
          <table:table-cell table:style-name="ce3" office:value-type="string">
            <text:p>7,028</text:p>
          </table:table-cell>
          <table:table-cell office:value-type="float" office:value="52.461">
            <text:p>52,461</text:p>
          </table:table-cell>
          <table:table-cell office:value-type="float" office:value="37.519">
            <text:p>37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8.6">
            <text:p>28,6</text:p>
          </table:table-cell>
          <table:table-cell office:value-type="float" office:value="23.039">
            <text:p>23,039</text:p>
          </table:table-cell>
          <table:table-cell table:style-name="ce3" office:value-type="string">
            <text:p>6,297</text:p>
          </table:table-cell>
          <table:table-cell office:value-type="float" office:value="53.294">
            <text:p>53,294</text:p>
          </table:table-cell>
          <table:table-cell office:value-type="float" office:value="45.985">
            <text:p>45,98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5.989">
            <text:p>25,989</text:p>
          </table:table-cell>
          <table:table-cell office:value-type="float" office:value="23.06">
            <text:p>23,06</text:p>
          </table:table-cell>
          <table:table-cell table:style-name="ce3" office:value-type="string">
            <text:p>7,729</text:p>
          </table:table-cell>
          <table:table-cell office:value-type="float" office:value="53.231">
            <text:p>53,231</text:p>
          </table:table-cell>
          <table:table-cell office:value-type="float" office:value="42.971">
            <text:p>42,97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6.977">
            <text:p>26,977</text:p>
          </table:table-cell>
          <table:table-cell office:value-type="float" office:value="22.738">
            <text:p>22,738</text:p>
          </table:table-cell>
          <table:table-cell table:style-name="ce3" office:value-type="string">
            <text:p>9,064</text:p>
          </table:table-cell>
          <table:table-cell office:value-type="float" office:value="52.665">
            <text:p>52,665</text:p>
          </table:table-cell>
          <table:table-cell office:value-type="float" office:value="39.516">
            <text:p>39,5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9.443">
            <text:p>29,443</text:p>
          </table:table-cell>
          <table:table-cell office:value-type="float" office:value="23.827">
            <text:p>23,827</text:p>
          </table:table-cell>
          <table:table-cell table:style-name="ce3" office:value-type="string">
            <text:p>9,031</text:p>
          </table:table-cell>
          <table:table-cell office:value-type="float" office:value="48.711">
            <text:p>48,711</text:p>
          </table:table-cell>
          <table:table-cell office:value-type="float" office:value="44.576">
            <text:p>44,5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32.582">
            <text:p>32,582</text:p>
          </table:table-cell>
          <table:table-cell office:value-type="float" office:value="21.416">
            <text:p>21,416</text:p>
          </table:table-cell>
          <table:table-cell table:style-name="ce3" office:value-type="string">
            <text:p>9,468</text:p>
          </table:table-cell>
          <table:table-cell office:value-type="float" office:value="51.091">
            <text:p>51,091</text:p>
          </table:table-cell>
          <table:table-cell office:value-type="float" office:value="41.071">
            <text:p>41,07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31.599">
            <text:p>31,599</text:p>
          </table:table-cell>
          <table:table-cell office:value-type="float" office:value="22.72">
            <text:p>22,72</text:p>
          </table:table-cell>
          <table:table-cell table:style-name="ce3"/>
          <table:table-cell office:value-type="float" office:value="49.251">
            <text:p>49,25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1.411">
            <text:p>31,41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6.16">
            <text:p>26,1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8.456">
            <text:p>28,456</text:p>
          </table:table-cell>
          <table:table-cell/>
          <table:table-cell table:style-name="ce3"/>
          <table:table-cell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7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.05.2012</text:date>, <text:time>17:12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5-15T17:02:40</meta:creation-date>
    <dc:date>2012-05-15T17:12:06</dc:date>
    <dc:creator>Paulie </dc:creator>
    <meta:editing-duration>PT9M26S</meta:editing-duration>
    <meta:editing-cycles>4</meta:editing-cycles>
    <meta:generator>LibreOffice/3.4$Linux LibreOffice_project/340m1$Build-502</meta:generator>
    <meta:document-statistic meta:table-count="3" meta:cell-count="60" meta:object-count="0"/>
  </office:meta>
</office:document-meta>
</file>